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808080" draw:fill-color="#808080" draw:textarea-horizontal-align="justify" draw:textarea-vertical-align="middle" draw:auto-grow-height="false" fo:min-height="0cm" fo:min-width="0cm" draw:shadow="hidden"/>
    </style:style>
    <style:style style:name="gr3" style:family="graphic" style:parent-style-name="objectwithoutfill">
      <style:graphic-properties svg:stroke-width="0.01cm" draw:marker-start="Dimension_20_Lines" draw:marker-start-width="0.1cm" draw:marker-end="Dimension_20_Lines" draw:marker-end-width="0.1cm" draw:fill="none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draw:stroke="none" svg:stroke-color="#ffffff" draw:fill="gradient" draw:fill-gradient-name="Gradient_20_9" draw:textarea-horizontal-align="justify" draw:textarea-vertical-align="middle" draw:auto-grow-height="false" fo:min-height="1.782cm" fo:min-width="0cm"/>
    </style:style>
    <style:style style:name="gr5" style:family="graphic" style:parent-style-name="text">
      <style:graphic-properties fo:min-height="0.395cm"/>
    </style:style>
    <style:style style:name="gr6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7" style:family="graphic" style:parent-style-name="objectwithoutfill">
      <style:graphic-properties draw:fill="none" draw:opacity="70%" draw:textarea-vertical-align="middle" draw:shadow-opacity="70%"/>
    </style:style>
    <style:style style:name="gr8" style:family="graphic" style:parent-style-name="standard">
      <style:graphic-properties svg:stroke-color="#808080" draw:fill-color="#808080" draw:opacity="70%" draw:textarea-horizontal-align="justify" draw:textarea-vertical-align="middle" draw:auto-grow-height="false" fo:min-height="0cm" fo:min-width="0cm" draw:shadow="hidden" draw:shadow-opacity="70%"/>
    </style:style>
    <style:style style:name="gr9" style:family="graphic" style:parent-style-name="objectwithoutfill">
      <style:graphic-properties draw:fill="none" draw:opacity="50%" draw:textarea-vertical-align="middle" draw:shadow-opacity="50%"/>
    </style:style>
    <style:style style:name="gr10" style:family="graphic" style:parent-style-name="standard">
      <style:graphic-properties svg:stroke-color="#808080" draw:fill-color="#808080" draw:opacity="50%" draw:textarea-horizontal-align="justify" draw:textarea-vertical-align="middle" draw:auto-grow-height="false" fo:min-height="0cm" fo:min-width="0cm" draw:shadow="hidden" draw:shadow-opacity="50%"/>
    </style:style>
    <style:style style:name="gr11" style:family="graphic" style:parent-style-name="objectwithoutfill">
      <style:graphic-properties draw:fill="none" draw:opacity="20%" draw:textarea-vertical-align="middle" draw:shadow-opacity="20%"/>
    </style:style>
    <style:style style:name="gr12" style:family="graphic" style:parent-style-name="standard">
      <style:graphic-properties svg:stroke-color="#808080" draw:fill-color="#808080" draw:opacity="20%" draw:textarea-horizontal-align="justify" draw:textarea-vertical-align="middle" draw:auto-grow-height="false" fo:min-height="0cm" fo:min-width="0cm" draw:shadow="hidden" draw:shadow-opacity="20%"/>
    </style:style>
    <style:style style:name="gr13" style:family="graphic" style:parent-style-name="standard">
      <style:graphic-properties draw:stroke="solid" svg:stroke-color="#1c1c1c" draw:fill="gradient" draw:fill-gradient-name="Gradient_20_11" draw:textarea-horizontal-align="justify" draw:textarea-vertical-align="middle" draw:auto-grow-height="false" fo:min-height="0.777cm" fo:min-width="0.924cm"/>
    </style:style>
    <style:style style:name="gr14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0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5" style:family="graphic" style:parent-style-name="standard">
      <style:graphic-properties draw:stroke="none" svg:stroke-color="#808080" draw:fill-color="#ff0000"/>
    </style:style>
    <style:style style:name="gr16" style:family="graphic" style:parent-style-name="standard">
      <style:graphic-properties draw:stroke="none" svg:stroke-color="#808080" draw:fill-color="#ffffff" draw:textarea-horizontal-align="justify" draw:textarea-vertical-align="middle" draw:auto-grow-height="false" fo:min-height="1.22cm" fo:min-width="0cm"/>
    </style:style>
    <style:style style:name="gr17" style:family="graphic" style:parent-style-name="standard">
      <style:graphic-properties svg:stroke-color="#808080" draw:fill="none" draw:textarea-horizontal-align="justify" draw:textarea-vertical-align="middle" draw:auto-grow-height="false" fo:min-height="0.768cm" fo:min-width="4.556cm"/>
    </style:style>
    <style:style style:name="gr18" style:family="graphic" style:parent-style-name="standard">
      <style:graphic-properties svg:stroke-width="0.01cm" svg:stroke-color="#000000" draw:marker-start-width="0.235cm" draw:marker-end-width="0.235cm" draw:fill="none" draw:textarea-horizontal-align="justify" draw:textarea-vertical-align="middle" draw:auto-grow-height="false" fo:min-height="0.768cm" fo:min-width="4.556cm" fo:padding-top="0.13cm" fo:padding-bottom="0.13cm" fo:padding-left="0.255cm" fo:padding-right="0.255cm"/>
    </style:style>
    <style:style style:name="gr19" style:family="graphic" style:parent-style-name="objectwithoutfill">
      <style:graphic-properties svg:stroke-width="0.01cm" svg:stroke-color="#000000" draw:marker-start-width="0.235cm" draw:marker-end-width="0.235cm" draw:fill="none" draw:textarea-vertical-align="middle" fo:padding-top="0.13cm" fo:padding-bottom="0.13cm" fo:padding-left="0.255cm" fo:padding-right="0.255cm"/>
    </style:style>
    <style:style style:name="gr20" style:family="graphic" style:parent-style-name="objectwithoutfill">
      <style:graphic-properties svg:stroke-color="#808080" draw:fill="none" draw:textarea-vertical-align="middle"/>
    </style:style>
    <style:style style:name="gr21" style:family="graphic" style:parent-style-name="standard">
      <style:graphic-properties svg:stroke-color="#808080" draw:fill="gradient" draw:fill-gradient-name="circular" draw:textarea-horizontal-align="justify" draw:textarea-vertical-align="middle" draw:auto-grow-height="false" fo:min-height="0.034cm" fo:min-width="0.13cm"/>
    </style:style>
    <style:style style:name="gr22" style:family="graphic" style:parent-style-name="text">
      <style:graphic-properties fo:min-height="0.47cm"/>
    </style:style>
    <style:style style:name="gr23" style:family="graphic" style:parent-style-name="text">
      <style:graphic-properties fo:min-height="0.475cm"/>
    </style:style>
    <style:style style:name="gr24" style:family="graphic" style:parent-style-name="standard">
      <style:graphic-properties svg:stroke-color="#808080" draw:fill-color="#cccccc" draw:textarea-horizontal-align="justify" draw:textarea-vertical-align="middle" draw:auto-grow-height="false" fo:min-height="0.405cm" fo:min-width="0cm"/>
    </style:style>
    <style:style style:name="gr25" style:family="graphic" style:parent-style-name="standard">
      <style:graphic-properties svg:stroke-color="#808080" draw:fill-color="#cccccc" draw:textarea-horizontal-align="justify" draw:textarea-vertical-align="middle" draw:auto-grow-height="false" fo:min-height="0.404cm" fo:min-width="0cm"/>
    </style:style>
    <style:style style:name="gr26" style:family="graphic" style:parent-style-name="objectwithoutfill">
      <style:graphic-properties svg:stroke-width="0.02cm" svg:stroke-color="#cccccc" draw:marker-start-width="0.26cm" draw:marker-end-width="0.26cm" draw:fill="none" draw:textarea-vertical-align="middle" fo:padding-top="0.135cm" fo:padding-bottom="0.135cm" fo:padding-left="0.26cm" fo:padding-right="0.26cm"/>
    </style:style>
    <style:style style:name="gr27" style:family="graphic" style:parent-style-name="standard">
      <style:graphic-properties svg:stroke-color="#808080" draw:fill-color="#cccccc" draw:textarea-horizontal-align="justify" draw:textarea-vertical-align="middle" draw:auto-grow-height="false" fo:min-height="0cm" fo:min-width="1.297cm"/>
    </style:style>
    <style:style style:name="gr28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9" style:family="graphic" style:parent-style-name="standard">
      <style:graphic-properties draw:stroke="none" svg:stroke-color="#808080" draw:fill-color="#cccccc" dr3d:vertical-segments="16" dr3d:close-front="true" dr3d:close-back="true"/>
    </style:style>
    <style:style style:name="gr30" style:family="graphic" style:parent-style-name="standard">
      <style:graphic-properties svg:stroke-color="#808080" draw:fill-color="#cccccc" draw:textarea-horizontal-align="justify" draw:textarea-vertical-align="middle" draw:auto-grow-height="false" fo:min-height="0.403cm" fo:min-width="0cm"/>
    </style:style>
    <style:style style:name="gr3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b2b2b2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2" style:family="graphic" style:parent-style-name="standard">
      <style:graphic-properties draw:stroke="none" svg:stroke-color="#808080" draw:fill-color="#b2b2b2"/>
    </style:style>
    <style:style style:name="gr33" style:family="graphic" style:parent-style-name="standard">
      <style:graphic-properties draw:stroke="none" svg:stroke-color="#ffffff" draw:fill="gradient" draw:fill-gradient-name="Gradient_20_13" draw:textarea-horizontal-align="justify" draw:textarea-vertical-align="middle" draw:auto-grow-height="false" fo:min-height="0.31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gradient-name="Gradient_20_9"/>
      <style:paragraph-properties fo:text-align="center"/>
    </style:style>
    <style:style style:name="P5" style:family="paragraph">
      <style:text-properties style:font-name="Arial" fo:font-size="10pt" style:font-size-asian="10pt" style:font-size-complex="10pt"/>
    </style:style>
    <style:style style:name="P6" style:family="paragraph">
      <loext:graphic-properties draw:fill="none" draw:opacity="70%"/>
      <style:paragraph-properties fo:text-align="center"/>
    </style:style>
    <style:style style:name="P7" style:family="paragraph">
      <loext:graphic-properties draw:fill-color="#808080" draw:opacity="70%"/>
      <style:paragraph-properties fo:text-align="center"/>
    </style:style>
    <style:style style:name="P8" style:family="paragraph">
      <loext:graphic-properties draw:fill="none" draw:opacity="50%"/>
      <style:paragraph-properties fo:text-align="center"/>
    </style:style>
    <style:style style:name="P9" style:family="paragraph">
      <loext:graphic-properties draw:fill-color="#808080" draw:opacity="50%"/>
      <style:paragraph-properties fo:text-align="center"/>
    </style:style>
    <style:style style:name="P10" style:family="paragraph">
      <loext:graphic-properties draw:fill="none" draw:opacity="20%"/>
      <style:paragraph-properties fo:text-align="center"/>
    </style:style>
    <style:style style:name="P11" style:family="paragraph">
      <loext:graphic-properties draw:fill-color="#808080" draw:opacity="20%"/>
      <style:paragraph-properties fo:text-align="center"/>
    </style:style>
    <style:style style:name="P12" style:family="paragraph">
      <loext:graphic-properties draw:fill="gradient" draw:fill-gradient-name="Gradient_20_11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gradient" draw:fill-gradient-name="circular"/>
      <style:paragraph-properties fo:text-align="center"/>
    </style:style>
    <style:style style:name="P15" style:family="paragraph">
      <style:text-properties style:font-name="Arial" fo:font-size="12pt" style:font-size-asian="12pt" style:font-size-complex="12pt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="gradient" draw:fill-gradient-name="Gradient_20_13"/>
      <style:paragraph-properties fo:text-align="cente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.73cm" svg:y1="2.1cm" svg:x2="6.895cm" svg:y2="8.269cm">
            <text:p/>
          </draw:line>
          <draw:line draw:style-name="gr1" draw:text-style-name="P1" draw:layer="layout" svg:x1="7.06cm" svg:y1="2.1cm" svg:x2="6.895cm" svg:y2="8.269cm">
            <text:p/>
          </draw:line>
          <draw:custom-shape draw:style-name="gr2" draw:text-style-name="P2" draw:layer="layout" svg:width="0.095cm" svg:height="0.095cm" svg:x="6.848cm" svg:y="7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6.851cm" svg:y="6.5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6.851cm" svg:y="6.0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4cm" svg:x="6.853cm" svg:y="5.6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6.853cm" svg:y="5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6.853cm" svg:y="4.6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5cm" svg:x="6.855cm" svg:y="4.1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6.853cm" svg:y="3.7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4cm" svg:x="6.855cm" svg:y="3.2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6.858cm" svg:y="2.7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5cm" svg:x="6.855cm" svg:y="2.2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" draw:layer="layout" svg:x1="6.895cm" svg:y1="3.145cm" svg:x2="7.864cm" svg:y2="3.145cm">
          <text:p text:style-name="P3"><text:span text:style-name="T1">h</text:span></text:p>
          <text:p text:style-name="P3"><text:span text:style-name="T2"/></text:p>
        </draw:line>
        <draw:custom-shape draw:style-name="gr4" draw:text-style-name="P4" draw:layer="layout" svg:width="0.071cm" svg:height="2.032cm" svg:x="7.817cm" svg:y="3.23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219cm" svg:y1="3.282cm" svg:x2="8.219cm" svg:y2="5.244cm">
          <text:p text:style-name="P3"><text:span text:style-name="T3"/></text:p>
          <text:p text:style-name="P3"><text:span text:style-name="T2"/></text:p>
        </draw:line>
        <draw:frame draw:style-name="gr5" draw:text-style-name="P5" draw:layer="layout" svg:width="0.33cm" svg:height="0.645cm" svg:x="8.3cm" svg:y="3.901cm">
          <draw:text-box>
            <text:p><text:span text:style-name="T1">R</text:span></text:p>
          </draw:text-box>
        </draw:frame>
        <draw:g>
          <draw:line draw:style-name="gr6" draw:text-style-name="P1" draw:layer="layout" svg:x1="5.598cm" svg:y1="3.006cm" svg:x2="5.6cm" svg:y2="3.39cm">
            <text:p/>
          </draw:line>
          <draw:line draw:style-name="gr6" draw:text-style-name="P1" draw:layer="layout" svg:x1="5.604cm" svg:y1="3.002cm" svg:x2="6.08cm" svg:y2="2.99cm">
            <text:p/>
          </draw:line>
          <draw:frame draw:style-name="gr5" draw:text-style-name="P5" draw:layer="layout" svg:width="0.33cm" svg:height="0.645cm" svg:x="5.59cm" svg:y="3.205cm">
            <draw:text-box>
              <text:p><text:span text:style-name="T1">z</text:span></text:p>
            </draw:text-box>
          </draw:frame>
          <draw:frame draw:style-name="gr5" draw:text-style-name="P5" draw:layer="layout" svg:width="0.33cm" svg:height="0.645cm" svg:x="6.101cm" svg:y="2.703cm">
            <draw:text-box>
              <text:p><text:span text:style-name="T1">y</text:span></text:p>
            </draw:text-box>
          </draw:frame>
          <draw:line draw:style-name="gr6" draw:text-style-name="P1" draw:layer="layout" svg:x1="5.598cm" svg:y1="3.006cm" svg:x2="5.99cm" svg:y2="2.77cm">
            <text:p/>
          </draw:line>
          <draw:frame draw:style-name="gr5" draw:text-style-name="P5" draw:layer="layout" svg:width="0.33cm" svg:height="0.645cm" svg:x="5.59cm" svg:y="2.206cm">
            <draw:text-box>
              <text:p><text:span text:style-name="T1">x</text:span></text:p>
            </draw:text-box>
          </draw:frame>
        </draw:g>
        <draw:g>
          <draw:g>
            <draw:line draw:style-name="gr1" draw:text-style-name="P1" draw:layer="layout" svg:x1="12.831cm" svg:y1="2.601cm" svg:x2="12.996cm" svg:y2="8.77cm">
              <text:p/>
            </draw:line>
            <draw:line draw:style-name="gr1" draw:text-style-name="P1" draw:layer="layout" svg:x1="13.161cm" svg:y1="2.601cm" svg:x2="12.996cm" svg:y2="8.77cm">
              <text:p/>
            </draw:line>
            <draw:custom-shape draw:style-name="gr2" draw:text-style-name="P2" draw:layer="layout" svg:width="0.095cm" svg:height="0.095cm" svg:x="12.949cm" svg:y="7.5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2cm" svg:y="7.0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2cm" svg:y="6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svg:x="12.954cm" svg:y="6.1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4cm" svg:y="5.6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4cm" svg:y="5.1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12.956cm" svg:y="4.6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4cm" svg:y="4.2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svg:x="12.956cm" svg:y="3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9cm" svg:y="3.2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12.956cm" svg:y="2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7" draw:text-style-name="P6" draw:layer="layout" svg:x1="13.52cm" svg:y1="2.302cm" svg:x2="13.641cm" svg:y2="8.471cm">
              <text:p/>
            </draw:line>
            <draw:line draw:style-name="gr7" draw:text-style-name="P6" draw:layer="layout" svg:x1="13.762cm" svg:y1="2.302cm" svg:x2="13.641cm" svg:y2="8.471cm">
              <text:p/>
            </draw:line>
            <draw:custom-shape draw:style-name="gr8" draw:text-style-name="P7" draw:layer="layout" svg:width="0.069cm" svg:height="0.095cm" svg:x="13.607cm" svg:y="7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69cm" svg:height="0.095cm" svg:x="13.609cm" svg:y="6.7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69cm" svg:height="0.095cm" svg:x="13.609cm" svg:y="6.2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69cm" svg:height="0.094cm" svg:x="13.61cm" svg:y="5.8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69cm" svg:height="0.095cm" svg:x="13.61cm" svg:y="5.3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69cm" svg:height="0.095cm" svg:x="13.61cm" svg:y="4.8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7cm" svg:height="0.095cm" svg:x="13.612cm" svg:y="4.3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69cm" svg:height="0.095cm" svg:x="13.61cm" svg:y="3.9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7cm" svg:height="0.094cm" svg:x="13.612cm" svg:y="3.4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69cm" svg:height="0.095cm" svg:x="13.614cm" svg:y="2.9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7cm" svg:height="0.095cm" svg:x="13.612cm" svg:y="2.4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9" draw:text-style-name="P8" draw:layer="layout" svg:x1="14.06cm" svg:y1="2.001cm" svg:x2="14.161cm" svg:y2="8.17cm">
              <text:p/>
            </draw:line>
            <draw:line draw:style-name="gr9" draw:text-style-name="P8" draw:layer="layout" svg:x1="14.262cm" svg:y1="2.001cm" svg:x2="14.161cm" svg:y2="8.17cm">
              <text:p/>
            </draw:line>
            <draw:custom-shape draw:style-name="gr10" draw:text-style-name="P9" draw:layer="layout" svg:width="0.058cm" svg:height="0.095cm" svg:x="14.132cm" svg:y="6.9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5cm" svg:x="14.133cm" svg:y="6.4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5cm" svg:x="14.133cm" svg:y="5.9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4cm" svg:x="14.135cm" svg:y="5.5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5cm" svg:x="14.135cm" svg:y="5.0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5cm" svg:x="14.135cm" svg:y="4.5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5cm" svg:x="14.136cm" svg:y="4.0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5cm" svg:x="14.135cm" svg:y="3.6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4cm" svg:x="14.136cm" svg:y="3.1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7cm" svg:height="0.095cm" svg:x="14.138cm" svg:y="2.6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5cm" svg:x="14.136cm" svg:y="2.1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1" draw:text-style-name="P10" draw:layer="layout" svg:x1="14.49cm" svg:y1="1.802cm" svg:x2="14.576cm" svg:y2="7.971cm">
              <text:p/>
            </draw:line>
            <draw:line draw:style-name="gr11" draw:text-style-name="P10" draw:layer="layout" svg:x1="14.662cm" svg:y1="1.802cm" svg:x2="14.576cm" svg:y2="7.971cm">
              <text:p/>
            </draw:line>
            <draw:custom-shape draw:style-name="gr12" draw:text-style-name="P11" draw:layer="layout" svg:width="0.049cm" svg:height="0.095cm" svg:x="14.552cm" svg:y="6.7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49cm" svg:height="0.095cm" svg:x="14.553cm" svg:y="6.2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49cm" svg:height="0.095cm" svg:x="14.553cm" svg:y="5.7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49cm" svg:height="0.094cm" svg:x="14.554cm" svg:y="5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49cm" svg:height="0.095cm" svg:x="14.554cm" svg:y="4.8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49cm" svg:height="0.095cm" svg:x="14.554cm" svg:y="4.3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5cm" svg:height="0.095cm" svg:x="14.555cm" svg:y="3.8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49cm" svg:height="0.095cm" svg:x="14.554cm" svg:y="3.4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5cm" svg:height="0.094cm" svg:x="14.555cm" svg:y="2.9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49cm" svg:height="0.095cm" svg:x="14.557cm" svg:y="2.4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5cm" svg:height="0.095cm" svg:x="14.555cm" svg:y="1.9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6" draw:text-style-name="P1" draw:layer="layout" svg:x1="11.678cm" svg:y1="3.006cm" svg:x2="11.68cm" svg:y2="3.39cm">
              <text:p/>
            </draw:line>
            <draw:line draw:style-name="gr6" draw:text-style-name="P1" draw:layer="layout" svg:x1="11.684cm" svg:y1="3.002cm" svg:x2="12.16cm" svg:y2="2.99cm">
              <text:p/>
            </draw:line>
            <draw:frame draw:style-name="gr5" draw:text-style-name="P5" draw:layer="layout" svg:width="0.33cm" svg:height="0.645cm" svg:x="11.67cm" svg:y="3.205cm">
              <draw:text-box>
                <text:p><text:span text:style-name="T1">z</text:span></text:p>
              </draw:text-box>
            </draw:frame>
            <draw:frame draw:style-name="gr5" draw:text-style-name="P5" draw:layer="layout" svg:width="0.33cm" svg:height="0.645cm" svg:x="12.181cm" svg:y="2.703cm">
              <draw:text-box>
                <text:p><text:span text:style-name="T1">y</text:span></text:p>
              </draw:text-box>
            </draw:frame>
            <draw:line draw:style-name="gr6" draw:text-style-name="P1" draw:layer="layout" svg:x1="11.678cm" svg:y1="3.006cm" svg:x2="12.07cm" svg:y2="2.77cm">
              <text:p/>
            </draw:line>
            <draw:frame draw:style-name="gr5" draw:text-style-name="P5" draw:layer="layout" svg:width="0.33cm" svg:height="0.645cm" svg:x="11.67cm" svg:y="2.206cm">
              <draw:text-box>
                <text:p><text:span text:style-name="T1">x</text:span></text:p>
              </draw:text-box>
            </draw:frame>
          </draw:g>
        </draw:g>
        <draw:line draw:style-name="gr3" draw:text-style-name="P1" draw:layer="layout" svg:x1="13.01cm" svg:y1="6.402cm" svg:x2="13.87cm" svg:y2="6.402cm">
          <text:p text:style-name="P3"><text:span text:style-name="T1">h</text:span></text:p>
          <text:p text:style-name="P3"><text:span text:style-name="T2"/></text:p>
        </draw:line>
        <draw:custom-shape draw:style-name="gr13" draw:text-style-name="P12" draw:layer="layout" svg:width="2.012cm" svg:height="1.451cm" draw:transform="rotate (0.827635131295711) translate (12.82cm 5.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02cm" svg:y1="4.14cm" svg:x2="14.02cm" svg:y2="5.6cm">
          <text:p text:style-name="P3"><text:span text:style-name="T3"/></text:p>
          <text:p text:style-name="P3"><text:span text:style-name="T2"/></text:p>
        </draw:line>
        <draw:frame draw:style-name="gr5" draw:text-style-name="P5" draw:layer="layout" svg:width="0.33cm" svg:height="0.645cm" svg:x="14.09cm" svg:y="4.245cm">
          <draw:text-box>
            <text:p><text:span text:style-name="T1">R</text:span></text:p>
          </draw:text-box>
        </draw:frame>
        <draw:g>
          <draw:g>
            <draw:line draw:style-name="gr1" draw:text-style-name="P1" draw:layer="layout" svg:x1="18.812cm" svg:y1="2.601cm" svg:x2="18.977cm" svg:y2="8.77cm">
              <text:p/>
            </draw:line>
            <draw:line draw:style-name="gr1" draw:text-style-name="P1" draw:layer="layout" svg:x1="19.142cm" svg:y1="2.601cm" svg:x2="18.977cm" svg:y2="8.77cm">
              <text:p/>
            </draw:line>
            <draw:custom-shape draw:style-name="gr2" draw:text-style-name="P2" draw:layer="layout" svg:width="0.095cm" svg:height="0.095cm" svg:x="18.93cm" svg:y="7.5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33cm" svg:y="7.0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33cm" svg:y="6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svg:x="18.935cm" svg:y="6.1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35cm" svg:y="5.6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35cm" svg:y="5.1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18.937cm" svg:y="4.6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35cm" svg:y="4.2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svg:x="18.937cm" svg:y="3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4cm" svg:y="3.2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18.937cm" svg:y="2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7" draw:text-style-name="P6" draw:layer="layout" svg:x1="19.501cm" svg:y1="2.302cm" svg:x2="19.622cm" svg:y2="8.471cm">
              <text:p/>
            </draw:line>
            <draw:line draw:style-name="gr7" draw:text-style-name="P6" draw:layer="layout" svg:x1="19.743cm" svg:y1="2.302cm" svg:x2="19.622cm" svg:y2="8.471cm">
              <text:p/>
            </draw:line>
            <draw:custom-shape draw:style-name="gr8" draw:text-style-name="P7" draw:layer="layout" svg:width="0.069cm" svg:height="0.095cm" svg:x="19.588cm" svg:y="7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69cm" svg:height="0.095cm" svg:x="19.59cm" svg:y="6.7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69cm" svg:height="0.095cm" svg:x="19.59cm" svg:y="6.2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69cm" svg:height="0.094cm" svg:x="19.591cm" svg:y="5.8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69cm" svg:height="0.095cm" svg:x="19.591cm" svg:y="5.3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69cm" svg:height="0.095cm" svg:x="19.591cm" svg:y="4.8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7cm" svg:height="0.095cm" svg:x="19.593cm" svg:y="4.3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69cm" svg:height="0.095cm" svg:x="19.591cm" svg:y="3.9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7cm" svg:height="0.094cm" svg:x="19.593cm" svg:y="3.4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69cm" svg:height="0.095cm" svg:x="19.595cm" svg:y="2.9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7cm" svg:height="0.095cm" svg:x="19.593cm" svg:y="2.4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9" draw:text-style-name="P8" draw:layer="layout" svg:x1="20.041cm" svg:y1="2.001cm" svg:x2="20.142cm" svg:y2="8.17cm">
              <text:p/>
            </draw:line>
            <draw:line draw:style-name="gr9" draw:text-style-name="P8" draw:layer="layout" svg:x1="20.243cm" svg:y1="2.001cm" svg:x2="20.142cm" svg:y2="8.17cm">
              <text:p/>
            </draw:line>
            <draw:custom-shape draw:style-name="gr10" draw:text-style-name="P9" draw:layer="layout" svg:width="0.058cm" svg:height="0.095cm" svg:x="20.113cm" svg:y="6.9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5cm" svg:x="20.114cm" svg:y="6.4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5cm" svg:x="20.114cm" svg:y="5.9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4cm" svg:x="20.116cm" svg:y="5.5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5cm" svg:x="20.116cm" svg:y="5.0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5cm" svg:x="20.116cm" svg:y="4.5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5cm" svg:x="20.117cm" svg:y="4.0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5cm" svg:x="20.116cm" svg:y="3.6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4cm" svg:x="20.117cm" svg:y="3.1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7cm" svg:height="0.095cm" svg:x="20.119cm" svg:y="2.6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5cm" svg:x="20.117cm" svg:y="2.1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1" draw:text-style-name="P10" draw:layer="layout" svg:x1="20.471cm" svg:y1="1.802cm" svg:x2="20.557cm" svg:y2="7.971cm">
              <text:p/>
            </draw:line>
            <draw:line draw:style-name="gr11" draw:text-style-name="P10" draw:layer="layout" svg:x1="20.643cm" svg:y1="1.802cm" svg:x2="20.557cm" svg:y2="7.971cm">
              <text:p/>
            </draw:line>
            <draw:custom-shape draw:style-name="gr12" draw:text-style-name="P11" draw:layer="layout" svg:width="0.049cm" svg:height="0.095cm" svg:x="20.533cm" svg:y="6.7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49cm" svg:height="0.095cm" svg:x="20.534cm" svg:y="6.2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49cm" svg:height="0.095cm" svg:x="20.534cm" svg:y="5.7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49cm" svg:height="0.094cm" svg:x="20.535cm" svg:y="5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49cm" svg:height="0.095cm" svg:x="20.535cm" svg:y="4.8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49cm" svg:height="0.095cm" svg:x="20.535cm" svg:y="4.3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5cm" svg:height="0.095cm" svg:x="20.536cm" svg:y="3.8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49cm" svg:height="0.095cm" svg:x="20.535cm" svg:y="3.4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5cm" svg:height="0.094cm" svg:x="20.536cm" svg:y="2.9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49cm" svg:height="0.095cm" svg:x="20.538cm" svg:y="2.4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5cm" svg:height="0.095cm" svg:x="20.536cm" svg:y="1.9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6" draw:text-style-name="P1" draw:layer="layout" svg:x1="17.659cm" svg:y1="3.006cm" svg:x2="17.661cm" svg:y2="3.39cm">
            <text:p/>
          </draw:line>
          <draw:line draw:style-name="gr6" draw:text-style-name="P1" draw:layer="layout" svg:x1="17.665cm" svg:y1="3.002cm" svg:x2="18.141cm" svg:y2="2.99cm">
            <text:p/>
          </draw:line>
          <draw:frame draw:style-name="gr5" draw:text-style-name="P5" draw:layer="layout" svg:width="0.33cm" svg:height="0.645cm" svg:x="17.651cm" svg:y="3.205cm">
            <draw:text-box>
              <text:p><text:span text:style-name="T1">z</text:span></text:p>
            </draw:text-box>
          </draw:frame>
          <draw:frame draw:style-name="gr5" draw:text-style-name="P5" draw:layer="layout" svg:width="0.33cm" svg:height="0.645cm" svg:x="18.162cm" svg:y="2.703cm">
            <draw:text-box>
              <text:p><text:span text:style-name="T1">y</text:span></text:p>
            </draw:text-box>
          </draw:frame>
          <draw:line draw:style-name="gr6" draw:text-style-name="P1" draw:layer="layout" svg:x1="17.659cm" svg:y1="3.006cm" svg:x2="18.051cm" svg:y2="2.77cm">
            <text:p/>
          </draw:line>
          <draw:frame draw:style-name="gr5" draw:text-style-name="P5" draw:layer="layout" svg:width="0.33cm" svg:height="0.645cm" svg:x="17.651cm" svg:y="2.206cm">
            <draw:text-box>
              <text:p><text:span text:style-name="T1">x</text:span></text:p>
            </draw:text-box>
          </draw:frame>
        </draw:g>
        <draw:g>
          <draw:line draw:style-name="gr7" draw:text-style-name="P6" draw:layer="layout" svg:x1="21.501cm" svg:y1="2.302cm" svg:x2="21.622cm" svg:y2="8.471cm">
            <text:p/>
          </draw:line>
          <draw:line draw:style-name="gr7" draw:text-style-name="P6" draw:layer="layout" svg:x1="21.743cm" svg:y1="2.302cm" svg:x2="21.622cm" svg:y2="8.471cm">
            <text:p/>
          </draw:line>
          <draw:custom-shape draw:style-name="gr8" draw:text-style-name="P7" draw:layer="layout" svg:width="0.069cm" svg:height="0.095cm" svg:x="21.588cm" svg:y="7.2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069cm" svg:height="0.095cm" svg:x="21.59cm" svg:y="6.7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069cm" svg:height="0.095cm" svg:x="21.59cm" svg:y="6.2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069cm" svg:height="0.094cm" svg:x="21.591cm" svg:y="5.8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069cm" svg:height="0.095cm" svg:x="21.591cm" svg:y="5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069cm" svg:height="0.095cm" svg:x="21.591cm" svg:y="4.8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07cm" svg:height="0.095cm" svg:x="21.593cm" svg:y="4.3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069cm" svg:height="0.095cm" svg:x="21.591cm" svg:y="3.9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07cm" svg:height="0.094cm" svg:x="21.593cm" svg:y="3.4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069cm" svg:height="0.095cm" svg:x="21.595cm" svg:y="2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07cm" svg:height="0.095cm" svg:x="21.593cm" svg:y="2.4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9" draw:text-style-name="P8" draw:layer="layout" svg:x1="22.041cm" svg:y1="2.001cm" svg:x2="22.142cm" svg:y2="8.17cm">
            <text:p/>
          </draw:line>
          <draw:line draw:style-name="gr9" draw:text-style-name="P8" draw:layer="layout" svg:x1="22.243cm" svg:y1="2.001cm" svg:x2="22.142cm" svg:y2="8.17cm">
            <text:p/>
          </draw:line>
          <draw:custom-shape draw:style-name="gr10" draw:text-style-name="P9" draw:layer="layout" svg:width="0.058cm" svg:height="0.095cm" svg:x="22.113cm" svg:y="6.9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0.058cm" svg:height="0.095cm" svg:x="22.114cm" svg:y="6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0.058cm" svg:height="0.095cm" svg:x="22.114cm" svg:y="5.9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0.058cm" svg:height="0.094cm" svg:x="22.116cm" svg:y="5.5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0.058cm" svg:height="0.095cm" svg:x="22.116cm" svg:y="5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0.058cm" svg:height="0.095cm" svg:x="22.116cm" svg:y="4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0.058cm" svg:height="0.095cm" svg:x="22.117cm" svg:y="4.0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0.058cm" svg:height="0.095cm" svg:x="22.116cm" svg:y="3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0.058cm" svg:height="0.094cm" svg:x="22.117cm" svg:y="3.1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0.057cm" svg:height="0.095cm" svg:x="22.119cm" svg:y="2.6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0.058cm" svg:height="0.095cm" svg:x="22.117cm" svg:y="2.1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1" draw:text-style-name="P10" draw:layer="layout" svg:x1="22.471cm" svg:y1="1.802cm" svg:x2="22.557cm" svg:y2="7.971cm">
            <text:p/>
          </draw:line>
          <draw:line draw:style-name="gr11" draw:text-style-name="P10" draw:layer="layout" svg:x1="22.643cm" svg:y1="1.802cm" svg:x2="22.557cm" svg:y2="7.971cm">
            <text:p/>
          </draw:line>
          <draw:custom-shape draw:style-name="gr12" draw:text-style-name="P11" draw:layer="layout" svg:width="0.049cm" svg:height="0.095cm" svg:x="22.533cm" svg:y="6.7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049cm" svg:height="0.095cm" svg:x="22.534cm" svg:y="6.2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049cm" svg:height="0.095cm" svg:x="22.534cm" svg:y="5.7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049cm" svg:height="0.094cm" svg:x="22.535cm" svg:y="5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049cm" svg:height="0.095cm" svg:x="22.535cm" svg:y="4.8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049cm" svg:height="0.095cm" svg:x="22.535cm" svg:y="4.3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05cm" svg:height="0.095cm" svg:x="22.536cm" svg:y="3.8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049cm" svg:height="0.095cm" svg:x="22.535cm" svg:y="3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05cm" svg:height="0.094cm" svg:x="22.536cm" svg:y="2.9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049cm" svg:height="0.095cm" svg:x="22.538cm" svg:y="2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05cm" svg:height="0.095cm" svg:x="22.536cm" svg:y="1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1" draw:text-style-name="P1" draw:layer="layout" svg:x1="22.712cm" svg:y1="2.601cm" svg:x2="22.877cm" svg:y2="8.77cm">
              <text:p/>
            </draw:line>
            <draw:line draw:style-name="gr1" draw:text-style-name="P1" draw:layer="layout" svg:x1="23.042cm" svg:y1="2.601cm" svg:x2="22.877cm" svg:y2="8.77cm">
              <text:p/>
            </draw:line>
            <draw:custom-shape draw:style-name="gr2" draw:text-style-name="P2" draw:layer="layout" svg:width="0.095cm" svg:height="0.095cm" svg:x="22.83cm" svg:y="7.5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33cm" svg:y="7.0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33cm" svg:y="6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svg:x="22.835cm" svg:y="6.1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35cm" svg:y="5.6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35cm" svg:y="5.1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22.837cm" svg:y="4.6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35cm" svg:y="4.2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svg:x="22.837cm" svg:y="3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4cm" svg:y="3.2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22.837cm" svg:y="2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7" draw:text-style-name="P6" draw:layer="layout" svg:x1="23.401cm" svg:y1="2.302cm" svg:x2="23.522cm" svg:y2="8.471cm">
              <text:p/>
            </draw:line>
            <draw:line draw:style-name="gr7" draw:text-style-name="P6" draw:layer="layout" svg:x1="23.643cm" svg:y1="2.302cm" svg:x2="23.522cm" svg:y2="8.471cm">
              <text:p/>
            </draw:line>
            <draw:custom-shape draw:style-name="gr8" draw:text-style-name="P7" draw:layer="layout" svg:width="0.069cm" svg:height="0.095cm" svg:x="23.488cm" svg:y="7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69cm" svg:height="0.095cm" svg:x="23.49cm" svg:y="6.7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69cm" svg:height="0.095cm" svg:x="23.49cm" svg:y="6.2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69cm" svg:height="0.094cm" svg:x="23.491cm" svg:y="5.8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69cm" svg:height="0.095cm" svg:x="23.491cm" svg:y="5.3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69cm" svg:height="0.095cm" svg:x="23.491cm" svg:y="4.8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7cm" svg:height="0.095cm" svg:x="23.493cm" svg:y="4.3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69cm" svg:height="0.095cm" svg:x="23.491cm" svg:y="3.9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7cm" svg:height="0.094cm" svg:x="23.493cm" svg:y="3.4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69cm" svg:height="0.095cm" svg:x="23.495cm" svg:y="2.9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07cm" svg:height="0.095cm" svg:x="23.493cm" svg:y="2.4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9" draw:text-style-name="P8" draw:layer="layout" svg:x1="23.941cm" svg:y1="2.001cm" svg:x2="24.042cm" svg:y2="8.17cm">
              <text:p/>
            </draw:line>
            <draw:line draw:style-name="gr9" draw:text-style-name="P8" draw:layer="layout" svg:x1="24.143cm" svg:y1="2.001cm" svg:x2="24.042cm" svg:y2="8.17cm">
              <text:p/>
            </draw:line>
            <draw:custom-shape draw:style-name="gr10" draw:text-style-name="P9" draw:layer="layout" svg:width="0.058cm" svg:height="0.095cm" svg:x="24.013cm" svg:y="6.9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5cm" svg:x="24.014cm" svg:y="6.4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5cm" svg:x="24.014cm" svg:y="5.9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4cm" svg:x="24.016cm" svg:y="5.5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5cm" svg:x="24.016cm" svg:y="5.0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5cm" svg:x="24.016cm" svg:y="4.5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5cm" svg:x="24.017cm" svg:y="4.0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5cm" svg:x="24.016cm" svg:y="3.6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4cm" svg:x="24.017cm" svg:y="3.1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7cm" svg:height="0.095cm" svg:x="24.019cm" svg:y="2.6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058cm" svg:height="0.095cm" svg:x="24.017cm" svg:y="2.1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1" draw:text-style-name="P10" draw:layer="layout" svg:x1="24.371cm" svg:y1="1.802cm" svg:x2="24.457cm" svg:y2="7.971cm">
              <text:p/>
            </draw:line>
            <draw:line draw:style-name="gr11" draw:text-style-name="P10" draw:layer="layout" svg:x1="24.543cm" svg:y1="1.802cm" svg:x2="24.457cm" svg:y2="7.971cm">
              <text:p/>
            </draw:line>
            <draw:custom-shape draw:style-name="gr12" draw:text-style-name="P11" draw:layer="layout" svg:width="0.049cm" svg:height="0.095cm" svg:x="24.433cm" svg:y="6.7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49cm" svg:height="0.095cm" svg:x="24.434cm" svg:y="6.2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49cm" svg:height="0.095cm" svg:x="24.434cm" svg:y="5.7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49cm" svg:height="0.094cm" svg:x="24.435cm" svg:y="5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49cm" svg:height="0.095cm" svg:x="24.435cm" svg:y="4.8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49cm" svg:height="0.095cm" svg:x="24.435cm" svg:y="4.3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5cm" svg:height="0.095cm" svg:x="24.436cm" svg:y="3.8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49cm" svg:height="0.095cm" svg:x="24.435cm" svg:y="3.4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5cm" svg:height="0.094cm" svg:x="24.436cm" svg:y="2.9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49cm" svg:height="0.095cm" svg:x="24.438cm" svg:y="2.4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0.05cm" svg:height="0.095cm" svg:x="24.436cm" svg:y="1.9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3d:scene draw:style-name="gr14" svg:width="2.128cm" svg:height="2.437cm" svg:x="19.41cm" svg:y="4.133cm" dr3d:transform="matrix (0.238086077232917 -0.477777959519671 0.845602294950209 -0.116468551981213 0.850311052022923 0.513231128447087 -0.964235498323538 -0.220679260930632 0.146801115690137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5" draw:layer="layout"/>
        </dr3d:scene>
        <draw:custom-shape draw:style-name="gr16" draw:text-style-name="P13" draw:layer="layout" svg:width="0.18cm" svg:height="1.47cm" svg:x="20.9cm" svg:y="4.5cm">
          <text:p/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20.812cm" svg:y1="2.601cm" svg:x2="20.977cm" svg:y2="8.77cm">
            <text:p/>
          </draw:line>
          <draw:line draw:style-name="gr1" draw:text-style-name="P1" draw:layer="layout" svg:x1="21.142cm" svg:y1="2.601cm" svg:x2="20.977cm" svg:y2="8.77cm">
            <text:p/>
          </draw:line>
          <draw:custom-shape draw:style-name="gr2" draw:text-style-name="P2" draw:layer="layout" svg:width="0.095cm" svg:height="0.095cm" svg:x="20.93cm" svg:y="7.5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33cm" svg:y="7.0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33cm" svg:y="6.5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4cm" svg:x="20.935cm" svg:y="6.1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35cm" svg:y="5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35cm" svg:y="5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5cm" svg:x="20.937cm" svg:y="4.6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35cm" svg:y="4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4cm" svg:x="20.937cm" svg:y="3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4cm" svg:y="3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5cm" svg:x="20.937cm" svg:y="2.7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" draw:layer="layout" svg:x1="20.42cm" svg:y1="4.51cm" svg:x2="20.424cm" svg:y2="6.013cm">
          <text:p text:style-name="P3"><text:span text:style-name="T3"/></text:p>
          <text:p text:style-name="P3"><text:span text:style-name="T2"/></text:p>
        </draw:line>
        <draw:frame draw:style-name="gr5" draw:text-style-name="P5" draw:layer="layout" svg:width="0.33cm" svg:height="0.645cm" svg:x="20.405cm" svg:y="5.17cm">
          <draw:text-box>
            <text:p><text:span text:style-name="T1">R</text:span></text:p>
          </draw:text-box>
        </draw:frame>
        <draw:custom-shape draw:style-name="gr17" draw:text-style-name="P1" draw:layer="layout" svg:width="7.15cm" svg:height="1.44cm" svg:x="6.53cm" svg:y="10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7.15cm" svg:height="1.44cm" svg:x="6.531cm" svg:y="13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7.15cm" svg:height="1.44cm" svg:x="6.531cm" svg:y="10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6.525cm" svg:y1="11.08cm" svg:x2="6.53cm" svg:y2="14.1cm">
          <text:p/>
        </draw:line>
        <draw:line draw:style-name="gr20" draw:text-style-name="P1" draw:layer="layout" svg:x1="13.666cm" svg:y1="11.08cm" svg:x2="13.671cm" svg:y2="14.1cm">
          <text:p/>
        </draw:line>
        <draw:g>
          <draw:line draw:style-name="gr6" draw:text-style-name="P1" draw:layer="layout" svg:x1="5.578cm" svg:y1="10.506cm" svg:x2="5.58cm" svg:y2="10.89cm">
            <text:p/>
          </draw:line>
          <draw:line draw:style-name="gr6" draw:text-style-name="P1" draw:layer="layout" svg:x1="5.584cm" svg:y1="10.502cm" svg:x2="6.06cm" svg:y2="10.49cm">
            <text:p/>
          </draw:line>
          <draw:frame draw:style-name="gr5" draw:text-style-name="P5" draw:layer="layout" svg:width="0.33cm" svg:height="0.645cm" svg:x="5.57cm" svg:y="10.705cm">
            <draw:text-box>
              <text:p><text:span text:style-name="T1">z</text:span></text:p>
            </draw:text-box>
          </draw:frame>
          <draw:frame draw:style-name="gr5" draw:text-style-name="P5" draw:layer="layout" svg:width="0.33cm" svg:height="0.645cm" svg:x="6.081cm" svg:y="10.203cm">
            <draw:text-box>
              <text:p><text:span text:style-name="T1">y</text:span></text:p>
            </draw:text-box>
          </draw:frame>
          <draw:line draw:style-name="gr6" draw:text-style-name="P1" draw:layer="layout" svg:x1="5.578cm" svg:y1="10.506cm" svg:x2="5.97cm" svg:y2="10.27cm">
            <text:p/>
          </draw:line>
          <draw:frame draw:style-name="gr5" draw:text-style-name="P5" draw:layer="layout" svg:width="0.33cm" svg:height="0.645cm" svg:x="5.57cm" svg:y="9.706cm">
            <draw:text-box>
              <text:p><text:span text:style-name="T1">x</text:span></text:p>
            </draw:text-box>
          </draw:frame>
        </draw:g>
        <draw:custom-shape draw:style-name="gr18" draw:text-style-name="P1" draw:layer="layout" svg:width="7.15cm" svg:height="1.44cm" svg:x="6.532cm" svg:y="11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8.72cm" svg:y="14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1cm" svg:height="0.026cm" svg:x="9.467cm" svg:y="14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0.214cm" svg:y="14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0.962cm" svg:y="14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1.709cm" svg:y="14.1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1cm" svg:height="0.026cm" svg:x="8.795cm" svg:y="14.0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9.543cm" svg:y="14.0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0.29cm" svg:y="14.0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1.037cm" svg:y="14.0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1cm" svg:height="0.026cm" svg:x="11.784cm" svg:y="1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8.871cm" svg:y="13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9.618cm" svg:y="13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0.365cm" svg:y="13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1cm" svg:height="0.026cm" svg:x="11.112cm" svg:y="13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1.86cm" svg:y="13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8.621cm" svg:y="14.2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1cm" svg:height="0.026cm" svg:x="9.368cm" svg:y="14.2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0.115cm" svg:y="14.2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0.863cm" svg:y="14.2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1.61cm" svg:y="14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8.53cm" svg:y1="13.7cm" svg:x2="7.93cm" svg:y2="14.48cm">
          <text:p/>
        </draw:line>
        <draw:line draw:style-name="gr19" draw:text-style-name="P1" draw:layer="layout" svg:x1="7.92cm" svg:y1="14.48cm" svg:x2="11.89cm" svg:y2="14.54cm">
          <text:p/>
        </draw:line>
        <draw:line draw:style-name="gr19" draw:text-style-name="P1" draw:layer="layout" svg:x1="11.89cm" svg:y1="14.54cm" svg:x2="12.49cm" svg:y2="13.75cm">
          <text:p/>
        </draw:line>
        <draw:line draw:style-name="gr19" draw:text-style-name="P1" draw:layer="layout" svg:x1="8.52cm" svg:y1="13.691cm" svg:x2="12.49cm" svg:y2="13.751cm">
          <text:p/>
        </draw:line>
        <draw:line draw:style-name="gr19" draw:text-style-name="P1" draw:layer="layout" svg:x1="8.53cm" svg:y1="13.69cm" svg:x2="8.53cm" svg:y2="12.98cm">
          <text:p/>
        </draw:line>
        <draw:line draw:style-name="gr19" draw:text-style-name="P1" draw:layer="layout" svg:x1="12.49cm" svg:y1="13.76cm" svg:x2="12.49cm" svg:y2="13.02cm">
          <text:p/>
        </draw:line>
        <draw:line draw:style-name="gr19" draw:text-style-name="P1" draw:layer="layout" svg:x1="7.928cm" svg:y1="14.49cm" svg:x2="7.928cm" svg:y2="13.78cm">
          <text:p/>
        </draw:line>
        <draw:line draw:style-name="gr19" draw:text-style-name="P1" draw:layer="layout" svg:x1="11.896cm" svg:y1="14.538cm" svg:x2="11.896cm" svg:y2="13.828cm">
          <text:p/>
        </draw:line>
        <draw:line draw:style-name="gr19" draw:text-style-name="P1" draw:layer="layout" svg:x1="11.89cm" svg:y1="13.83cm" svg:x2="12.49cm" svg:y2="13.02cm">
          <text:p/>
        </draw:line>
        <draw:line draw:style-name="gr19" draw:text-style-name="P1" draw:layer="layout" svg:x1="8.53cm" svg:y1="12.994cm" svg:x2="7.93cm" svg:y2="13.774cm">
          <text:p/>
        </draw:line>
        <draw:line draw:style-name="gr19" draw:text-style-name="P1" draw:layer="layout" svg:x1="8.52cm" svg:y1="12.99cm" svg:x2="12.49cm" svg:y2="13.03cm">
          <text:p/>
        </draw:line>
        <draw:custom-shape draw:style-name="gr21" draw:text-style-name="P14" draw:layer="layout" svg:width="0.89cm" svg:height="0.4cm" svg:x="9.52cm" svg:y="1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7.91cm" svg:y1="13.79cm" svg:x2="11.89cm" svg:y2="13.82cm">
          <text:p/>
        </draw:line>
        <draw:line draw:style-name="gr3" draw:text-style-name="P1" draw:layer="layout" svg:x1="9.45cm" svg:y1="14.16cm" svg:x2="9.45cm" svg:y2="13.76cm">
          <text:p text:style-name="P3"><text:span text:style-name="T1"/></text:p>
          <text:p text:style-name="P3"><text:span text:style-name="T1"/></text:p>
          <text:p text:style-name="P3"><text:span text:style-name="T2"/></text:p>
        </draw:line>
        <draw:frame draw:style-name="gr22" draw:text-style-name="P5" draw:layer="layout" svg:width="1.42cm" svg:height="0.72cm" svg:x="8.47cm" svg:y="13.7cm">
          <draw:text-box>
            <text:p><text:span text:style-name="T1">d /</text:span><text:span text:style-name="T1">2</text:span></text:p>
          </draw:text-box>
        </draw:frame>
        <draw:line draw:style-name="gr3" draw:text-style-name="P1" draw:layer="layout" svg:x1="10.49cm" svg:y1="13.3cm" svg:x2="9.56cm" svg:y2="13.292cm">
          <text:p text:style-name="P3"><text:span text:style-name="T3"/></text:p>
          <text:p text:style-name="P3"><text:span text:style-name="T2"/></text:p>
        </draw:line>
        <draw:frame draw:style-name="gr5" draw:text-style-name="P5" draw:layer="layout" svg:width="0.33cm" svg:height="0.645cm" svg:x="9.81cm" svg:y="12.765cm">
          <draw:text-box>
            <text:p><text:span text:style-name="T1">R</text:span></text:p>
          </draw:text-box>
        </draw:frame>
        <draw:g>
          <draw:line draw:style-name="gr6" draw:text-style-name="P1" draw:layer="layout" svg:x1="17.658cm" svg:y1="10.506cm" svg:x2="17.66cm" svg:y2="10.89cm">
            <text:p/>
          </draw:line>
          <draw:line draw:style-name="gr6" draw:text-style-name="P1" draw:layer="layout" svg:x1="17.664cm" svg:y1="10.502cm" svg:x2="18.14cm" svg:y2="10.49cm">
            <text:p/>
          </draw:line>
          <draw:frame draw:style-name="gr5" draw:text-style-name="P5" draw:layer="layout" svg:width="0.33cm" svg:height="0.645cm" svg:x="17.65cm" svg:y="10.705cm">
            <draw:text-box>
              <text:p><text:span text:style-name="T1">z</text:span></text:p>
            </draw:text-box>
          </draw:frame>
          <draw:frame draw:style-name="gr5" draw:text-style-name="P5" draw:layer="layout" svg:width="0.33cm" svg:height="0.645cm" svg:x="18.161cm" svg:y="10.203cm">
            <draw:text-box>
              <text:p><text:span text:style-name="T1">y</text:span></text:p>
            </draw:text-box>
          </draw:frame>
          <draw:line draw:style-name="gr6" draw:text-style-name="P1" draw:layer="layout" svg:x1="17.658cm" svg:y1="10.506cm" svg:x2="18.05cm" svg:y2="10.27cm">
            <text:p/>
          </draw:line>
          <draw:frame draw:style-name="gr5" draw:text-style-name="P5" draw:layer="layout" svg:width="0.33cm" svg:height="0.645cm" svg:x="17.65cm" svg:y="9.706cm">
            <draw:text-box>
              <text:p><text:span text:style-name="T1">x</text:span></text:p>
            </draw:text-box>
          </draw:frame>
        </draw:g>
        <draw:g>
          <draw:line draw:style-name="gr1" draw:text-style-name="P1" draw:layer="layout" svg:x1="24.187cm" svg:y1="11.015cm" svg:x2="19.516cm" svg:y2="15.048cm">
            <text:p/>
          </draw:line>
          <draw:line draw:style-name="gr1" draw:text-style-name="P1" draw:layer="layout" svg:x1="24.397cm" svg:y1="11.271cm" svg:x2="19.516cm" svg:y2="15.048cm">
            <text:p/>
          </draw:line>
          <draw:custom-shape draw:style-name="gr2" draw:text-style-name="P2" draw:layer="layout" svg:width="0.095cm" svg:height="0.095cm" draw:transform="rotate (-0.885405529536723) translate (20.456cm 14.2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draw:transform="rotate (-0.885405529536724) translate (20.822cm 13.9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draw:transform="rotate (-0.885405529536724) translate (21.188cm 13.6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4cm" draw:transform="rotate (-0.885405529536724) translate (21.553cm 13.3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draw:transform="rotate (-0.885405529536724) translate (21.919cm 13.0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draw:transform="rotate (-0.885405529536724) translate (22.285cm 12.7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5cm" draw:transform="rotate (-0.885405529536723) translate (22.651cm 12.43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draw:transform="rotate (-0.885405529536724) translate (23.017cm 12.1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4cm" draw:transform="rotate (-0.885405529536723) translate (23.382cm 11.8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draw:transform="rotate (-0.885405529536724) translate (23.749cm 11.5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5cm" draw:transform="rotate (-0.885405529536723) translate (24.114cm 11.2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3" draw:text-style-name="P15" draw:layer="layout" svg:width="0.33cm" svg:height="0.725cm" svg:x="4.86cm" svg:y="1.6cm">
          <draw:text-box>
            <text:p><text:span text:style-name="T2">A</text:span></text:p>
          </draw:text-box>
        </draw:frame>
        <draw:frame draw:style-name="gr23" draw:text-style-name="P15" draw:layer="layout" svg:width="0.33cm" svg:height="0.725cm" svg:x="10.877cm" svg:y="1.601cm">
          <draw:text-box>
            <text:p><text:span text:style-name="T2">B</text:span></text:p>
          </draw:text-box>
        </draw:frame>
        <draw:frame draw:style-name="gr23" draw:text-style-name="P15" draw:layer="layout" svg:width="0.33cm" svg:height="0.725cm" svg:x="16.894cm" svg:y="1.602cm">
          <draw:text-box>
            <text:p><text:span text:style-name="T2">C</text:span></text:p>
          </draw:text-box>
        </draw:frame>
        <draw:frame draw:style-name="gr23" draw:text-style-name="P15" draw:layer="layout" svg:width="0.33cm" svg:height="0.725cm" svg:x="16.911cm" svg:y="9.103cm">
          <draw:text-box>
            <text:p><text:span text:style-name="T2">E</text:span></text:p>
          </draw:text-box>
        </draw:frame>
        <draw:frame draw:style-name="gr23" draw:text-style-name="P15" draw:layer="layout" svg:width="0.33cm" svg:height="0.725cm" svg:x="4.928cm" svg:y="9.104cm">
          <draw:text-box>
            <text:p><text:span text:style-name="T2">D</text:span></text:p>
          </draw:text-box>
        </draw:frame>
        <draw:g>
          <draw:custom-shape draw:style-name="gr24" draw:text-style-name="P16" draw:layer="layout" svg:width="0.015cm" svg:height="0.655cm" svg:x="20.021cm" svg:y="9.9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6" draw:layer="layout" svg:width="0.015cm" svg:height="0.654cm" draw:transform="skewX (0.0520108117094309) rotate (0.593062879827675) translate (19.558cm 11.351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6" draw:layer="layout" svg:width="0.015cm" svg:height="0.654cm" draw:transform="skewX (-0.00610865238198007) rotate (-0.921184779202607) translate (20.571cm 10.14cm)">
            <text:p/>
            <draw:enhanced-geometry svg:viewBox="0 0 21600 21600" draw:type="rectangle" draw:enhanced-path="M 0 0 L 21600 0 21600 21600 0 21600 0 0 Z N"/>
          </draw:custom-shape>
          <draw:line draw:style-name="gr26" draw:text-style-name="P1" draw:layer="layout" svg:x1="19.899cm" svg:y1="13.195cm" svg:x2="19.914cm" svg:y2="14.399cm">
            <text:p/>
          </draw:line>
          <draw:custom-shape draw:style-name="gr25" draw:text-style-name="P16" draw:layer="layout" svg:width="0.015cm" svg:height="0.654cm" draw:transform="skewX (0.00767944870877504) rotate (0.333706952981316) translate (19.734cm 10.838cm)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6" draw:layer="layout" svg:width="0.015cm" svg:height="0.655cm" draw:transform="skewX (0.0151843644923507) rotate (-0.568279204449353) translate (20.342cm 10.682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6" draw:layer="layout" svg:width="0.015cm" svg:height="0.654cm" draw:transform="skewX (0.0321140582366957) rotate (0.611912435749212) translate (20.047cm 13cm)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1.797cm" svg:height="0.062cm" draw:transform="skewX (0.0160570291183479) rotate (1.45036860840729) translate (19.846cm 11.982cm)">
            <text:p/>
            <draw:enhanced-geometry svg:viewBox="0 0 21600 21600" draw:type="rectangle" draw:enhanced-path="M 0 0 L 21600 0 21600 21600 0 21600 0 0 Z N"/>
          </draw:custom-shape>
          <dr3d:scene draw:style-name="gr28" svg:width="0.155cm" svg:height="1.087cm" svg:x="19.823cm" svg:y="11.85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29" draw:layer="layout" svg:viewBox="0 -5000 2500 10000" svg:d="M0-5000h250 250 500 500 500 250 250v10000h-250-250-500-500-500-250-250z"/>
          </dr3d:scene>
          <draw:custom-shape draw:style-name="gr24" draw:text-style-name="P16" draw:layer="layout" svg:width="0.016cm" svg:height="0.655cm" draw:transform="skewX (0.0244346095279207) rotate (0.670380965691022) translate (19.591cm 10.407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6" draw:layer="layout" svg:width="0.016cm" svg:height="0.654cm" draw:transform="skewX (0.0443313630006561) rotate (-0.921184779202607) translate (20.511cm 12.482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9.67cm" svg:y1="11.29cm" svg:x2="19.7cm" svg:y2="11.549cm">
            <text:p/>
          </draw:line>
          <draw:line draw:style-name="gr1" draw:text-style-name="P1" draw:layer="layout" svg:x1="19.868cm" svg:y1="10.986cm" svg:x2="19.898cm" svg:y2="11.245cm">
            <text:p/>
          </draw:line>
          <draw:line draw:style-name="gr1" draw:text-style-name="P1" draw:layer="layout" svg:x1="20.42cm" svg:y1="10.254cm" svg:x2="20.45cm" svg:y2="10.513cm">
            <text:p/>
          </draw:line>
          <draw:line draw:style-name="gr1" draw:text-style-name="P1" draw:layer="layout" svg:x1="20.143cm" svg:y1="11.031cm" svg:x2="20.173cm" svg:y2="11.29cm">
            <text:p/>
          </draw:line>
          <draw:line draw:style-name="gr1" draw:text-style-name="P1" draw:layer="layout" svg:x1="19.625cm" svg:y1="10.193cm" svg:x2="19.655cm" svg:y2="10.452cm">
            <text:p/>
          </draw:line>
          <draw:line draw:style-name="gr1" draw:text-style-name="P1" draw:layer="layout" svg:x1="19.736cm" svg:y1="10.604cm" svg:x2="19.513cm" svg:y2="10.468cm">
            <text:p/>
          </draw:line>
          <draw:line draw:style-name="gr1" draw:text-style-name="P1" draw:layer="layout" svg:x1="19.699cm" svg:y1="11.533cm" svg:x2="19.46cm" svg:y2="11.428cm">
            <text:p/>
          </draw:line>
          <draw:line draw:style-name="gr1" draw:text-style-name="P1" draw:layer="layout" svg:x1="20.253cm" svg:y1="10.024cm" svg:x2="20.033cm" svg:y2="10.164cm">
            <text:p/>
          </draw:line>
          <draw:line draw:style-name="gr1" draw:text-style-name="P1" draw:layer="layout" svg:x1="20.25cm" svg:y1="10.786cm" svg:x2="20.371cm" svg:y2="11.017cm">
            <text:p/>
          </draw:line>
          <draw:line draw:style-name="gr1" draw:text-style-name="P1" draw:layer="layout" svg:x1="20.252cm" svg:y1="10.391cm" svg:x2="20.359cm" svg:y2="10.467cm">
            <text:p/>
          </draw:line>
          <draw:line draw:style-name="gr1" draw:text-style-name="P1" draw:layer="layout" svg:x1="20.389cm" svg:y1="10.071cm" svg:x2="20.359cm" svg:y2="10.315cm">
            <text:p/>
          </draw:line>
          <draw:custom-shape draw:style-name="gr30" draw:text-style-name="P16" draw:layer="layout" svg:width="0.015cm" svg:height="0.653cm" draw:transform="skewX (0.0657989128001862) rotate (-1.70134695484407) translate (19.777cm 12.901cm)">
            <text:p/>
            <draw:enhanced-geometry svg:viewBox="0 0 21600 21600" draw:type="rectangle" draw:enhanced-path="M 0 0 L 21600 0 21600 21600 0 21600 0 0 Z N"/>
          </draw:custom-shape>
          <dr3d:scene draw:style-name="gr31" svg:width="0.579cm" svg:height="0.579cm" svg:x="19.594cm" svg:y="12.79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32" draw:layer="layout"/>
          </dr3d:scene>
          <draw:custom-shape draw:style-name="gr33" draw:text-style-name="P17" draw:layer="layout" svg:width="0.048cm" svg:height="0.569cm" draw:transform="skewX (-0.0104719755119659) rotate (-0.137182879206755) translate (20.094cm 11.27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1" draw:display-name="Gradient 11" draw:style="ellipsoid" draw:cx="50%" draw:cy="50%" draw:start-color="#ffffff" draw:end-color="#ff0000" draw:start-intensity="100%" draw:end-intensity="100%" draw:angle="400" draw:border="10%"/>
    <draw:gradient draw:name="Gradient_20_12" draw:display-name="Gradient 12" draw:style="axial" draw:start-color="#ff0000" draw:end-color="#ffffff" draw:start-intensity="100%" draw:end-intensity="100%" draw:angle="0" draw:border="20%"/>
    <draw:gradient draw:name="Gradient_20_13" draw:display-name="Gradient 13" draw:style="axial" draw:start-color="#ff0000" draw:end-color="#ffffff" draw:start-intensity="100%" draw:end-intensity="100%" draw:angle="0" draw:border="10%"/>
    <draw:gradient draw:name="Gradient_20_9" draw:display-name="Gradient 9" draw:style="axial" draw:start-color="#ff0000" draw:end-color="#ffffff" draw:start-intensity="100%" draw:end-intensity="100%" draw:angle="0" draw:border="0%"/>
    <draw:gradient draw:name="circular" draw:style="radial" draw:cx="50%" draw:cy="50%" draw:start-color="#ffffff" draw:end-color="#ff0000" draw:start-intensity="100%" draw:end-intensity="100%" draw:border="5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aitanya Chintaluri</meta:initial-creator>
    <meta:creation-date>2018-08-10T09:55:09.367121741</meta:creation-date>
    <dc:date>2018-08-10T13:55:22.330426400</dc:date>
    <dc:creator>Chaitanya Chintaluri</dc:creator>
    <meta:editing-duration>PT2H32M7S</meta:editing-duration>
    <meta:editing-cycles>34</meta:editing-cycles>
    <meta:generator>LibreOffice/5.1.6.2$Linux_X86_64 LibreOffice_project/10m0$Build-2</meta:generator>
    <meta:document-statistic meta:object-count="379"/>
  </office:meta>
</office:document-meta>
</file>